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b53" officeooo:paragraph-rsid="0010db53"/>
    </style:style>
    <style:style style:name="P2" style:family="paragraph" style:parent-style-name="Text_20_body">
      <style:text-properties officeooo:rsid="0010db53" officeooo:paragraph-rsid="0010db53"/>
    </style:style>
    <style:style style:name="P3" style:family="paragraph" style:parent-style-name="Heading_20_2">
      <style:text-properties officeooo:rsid="0010db53" officeooo:paragraph-rsid="0010db53"/>
    </style:style>
    <style:style style:name="P4" style:family="paragraph" style:parent-style-name="Text_20_body" style:list-style-name="L1"/>
    <style:style style:name="P5" style:family="paragraph" style:parent-style-name="Text_20_body">
      <style:text-properties officeooo:rsid="0010db53" officeooo:paragraph-rsid="0010db53"/>
    </style:style>
    <style:style style:name="P6" style:family="paragraph" style:parent-style-name="Text_20_body" style:list-style-name="L2"/>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Standard">
      <style:text-properties officeooo:rsid="0010db53" officeooo:paragraph-rsid="0010db5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Qué es Prestashop?</text:h>
      <text:p text:style-name="P2">PrestaShop es una plataforma de <text:span text:style-name="Strong_20_Emphasis">carrito de compras</text:span> gratuita que permite a pequeñas y grandes empresas crear y gestionar una tienda en línea.</text:p>
      <text:p text:style-name="Text_20_body">Se trata de un <text:span text:style-name="q">gestor de contenidos dinámico</text:span> pensado para construir desde cero tiendas con software 100% gratuito, que además puede ser alimentado con temas y módulos gratuitos o desarrollados por profesionales bajo licencias comerciales.</text:p>
      <text:p text:style-name="Text_20_body">Desde 2007, fecha en la que PrestaShop vio la luz, cada vez más negocios online utilizan esta plataforma de e-commerce para gestionar la venta de productos físicos o digitales, existiendo en la actualidad más 250.000 tiendas funcionando con este CMS de origen francés.</text:p>
      <text:p text:style-name="Text_20_body">Trabaja con innumerables pasarelas de pago entre las que destacan Paypal, Authorize.net, Google Checkout, Skrill, Moneybookers, Klarna, Redys/Servired/Sermepa, etc.</text:p>
      <text:p text:style-name="Text_20_body">PrestaShop tiene una página de pago, ofrece a los compradores un gran número de opciones para ver los productos elegidos, opciones de envío confiables junto con logística de control de envíos (tarifas, restricciones de envío, peso y mucho más) y la capacidad de adjuntar mensajes personalizados.</text:p>
      <text:p text:style-name="Text_20_body">  </text:p>
      <text:h text:style-name="Heading_20_2" text:outline-level="2"> Características generales de PrestaShop</text:h>
      <text:p text:style-name="Text_20_body">PrestaShop es un software de comercio electrónico <text:span text:style-name="Strong_20_Emphasis">GRATUITO</text:span> y de código abierto, LIDER en el sector de las tiendas online. PrestaShop contiene más de 310 funcionalidades y está creciendo continuamente. </text:p>
      <text:p text:style-name="P1"/>
      <text:p text:style-name="P1"><text:s/>Ver también(<text:a xlink:type="simple" xlink:href="https://www.webempresa.com/prestashop/que-es-prestashop.html" text:style-name="Internet_20_link" text:visited-style-name="Visited_20_Internet_20_Link">https://www.webempresa.com/prestashop/que-es-prestashop.html</text:a>)</text:p>
      <text:p text:style-name="P1"><text:a xlink:type="simple" xlink:href="https://niveldecalidad.com/que-es-prestashop-y-para-que-sirve/" text:style-name="Internet_20_link" text:visited-style-name="Visited_20_Internet_20_Link">https://niveldecalidad.com/que-es-prestashop-y-para-que-sirve/</text:a></text:p>
      <text:p text:style-name="P2">Prestashop es una herramienta muy completa con la que se puede:</text:p>
      <text:list xml:id="list734149550" text:style-name="L1">
        <text:list-item>
          <text:p text:style-name="P7">Administrar un gran catálogo de productos. No importa si tu tienda online tiene diez o mil artículos. La interfaz de administración te permitirá crear un inventario de productos que podrás actualizarlo de manera muy sencilla. </text:p>
        </text:list-item>
        <text:list-item>
          <text:p text:style-name="P7">Visualizar productos y plantear diferentes opciones a tus clientes, tales como, comparar artículos, crear listas de regalo, guardar en favoritos, reseñas de los clientes, etc. </text:p>
        </text:list-item>
        <text:list-item>
          <text:p text:style-name="P7">Administrar tu tienda online desde un mismo lugar. Los usuarios de Prestashop destacan el diseño intuitivo de la plataforma. Esta la convierte en una herramienta perfecta para personalizar imágenes, crear formularios de contacto, mostrar los productos más vendidos, indicar las formas de pago disponibles, etc. </text:p>
        </text:list-item>
        <text:list-item>
          <text:p text:style-name="P7">Optimizar la página para los motores de búsqueda. Con este CMS podrás asegurarte de que tu tienda está correctamente posicionada en Internet. Prestashop tiene la opción de insertar enlaces permanentes, descripciones de productos, reducir el tiempo de carga de los artículos, cumplir con los estándares de la W3C… </text:p>
        </text:list-item>
        <text:list-item>
          <text:p text:style-name="P7">Lograr mayores tasas de conversión por medio de una página de finalización de compra. Los empresarios pueden configurar distintas opciones para facilitar la venta de sus productos. Las más destacadas son la renovación de un pedido en tan solo un clic, la creación de mensajes de pedido predefinidos, la capacidad de Prestashop para la venta sugestiva, la inclusión de una cesta Ajax, etc. </text:p>
        </text:list-item>
        <text:list-item>
          <text:p text:style-name="P7"><text:soft-page-break/>Establecer las condiciones de los envíos. No todos los comercios online trabajan con la misma política de envíos. En este sentido, este <text:span text:style-name="Emphasis">software</text:span> es apto para modificar todos los datos que creas necesarios en relación a este punto. Como, por ejemplo, establecer transportistas por zonas, los descuentos por envío, el seguimiento del paquete, la posibilidad de no cobrar por los gastos de transporte, la facturación por peso, etc. </text:p>
        </text:list-item>
        <text:list-item>
          <text:p text:style-name="P4">Fijar las normas de pago de los productos. Como dueño de tu tienda online podrás definir las condiciones de pago para tus clientes. Todo ello, de una manera fácil y rápida. </text:p>
        </text:list-item>
      </text:list>
      <text:h text:style-name="P3" text:outline-level="2">Requisitos para instalar Prestashop</text:h>
      <text:p text:style-name="Text_20_body">El uso de este CMS requiere de una serie de condicionantes importantes para su correcta instalación. Es importante que sepas que Prestashop puede instalarse de forma local en tu ordenador antes de que la subas a un dominio en Internet. Esto te da la garantía de poder configurar todo a tu gusto antes de hacerlo público.</text:p>
      <text:p text:style-name="Text_20_body">Para trabajar de manera local con Prestashop necesitas:</text:p>
      <text:list xml:id="list2840448564" text:style-name="L2">
        <text:list-item>
          <text:p text:style-name="P8">Sistema operativo Mac, Windows o Linux. </text:p>
        </text:list-item>
        <text:list-item>
          <text:p text:style-name="P8">Paquetes de servicios como Wamp o Xampp. O en su defecto tener configurado en el PC los servidores web Apache 1.3 o 2.x, Nginx o Microsoft IIS. </text:p>
        </text:list-item>
        <text:list-item>
          <text:p text:style-name="P8">Procesador de texto PHP 5.1 o superior. </text:p>
        </text:list-item>
        <text:list-item>
          <text:p text:style-name="P6">Disponer de la base MySQL 5.0 o superior. </text:p>
        </text:list-item>
      </text:list>
      <text:p text:style-name="Text_20_body">Una vez que decidas subir tu tienda online a la red deberás acudir a la carpeta de tu página web y acceder al asistente de instalación de Prestashop. PrestaShop Download es el <text:span text:style-name="Emphasis">software</text:span> de este CMS descargable con el que tendrás acceso a su código abierto. Podrás crear, diseñar y alojar tú mismo tu tienda online.</text:p>
      <text:h text:style-name="P3" text:outline-level="2">Prestashop y el marketing</text:h>
      <text:p text:style-name="Text_20_body">Cabe destacar que además esta plataforma online cuenta con <text:a xlink:type="simple" xlink:href="https://niveldecalidad.com/los-mejores-masteres-de-marketing-y-ecommerce-en-alicante/" text:style-name="Internet_20_link" text:visited-style-name="Visited_20_Internet_20_Link">módulos de marketing </text:a>especialmente diseñados para aumentar las ventas de tu comercio electrónico. Estos módulos pueden ser instalados o desinstalados de manera muy sencilla. Estos son algunos de los más importantes para mejorar la experiencia del usuario y convertir más visitas en clientes:</text:p>
      <text:h text:style-name="Heading_20_3" text:outline-level="3">1.- Módulo boletín de noticias y estadísticas</text:h>
      <text:p text:style-name="Text_20_body">Personaliza tu boletín de noticias para después poder enviarlas por correo a tu audiencia. Elige entre diferentes plantillas y colores y adapta su imagen a la empresa. Esta herramienta atraerá público nuevo a tu <text:span text:style-name="Emphasis">ecommerce</text:span>, así como te ayudará a fidelizar a tus clientes. Mejora tus campañas de email marketing y analiza las estadísticas que se mostrarán en el escritorio.</text:p>
      <text:h text:style-name="Heading_20_3" text:outline-level="3">2.- Imagen del producto Zoom Plus</text:h>
      <text:p text:style-name="Text_20_body">Con esta herramienta los clientes pueden ver y analizar mejor aquello que van a comprar. Los consumidores se han vuelto cada vez más exigentes en este sentido. Por ello, con este módulo lograrás mejorar su experiencia de compra, así como su confianza en ti como negocio.</text:p>
      <text:h text:style-name="Heading_20_3" text:outline-level="3">3.- Módulo de sincronización con WordPress</text:h>
      <text:p text:style-name="Text_20_body">Gracias a él podrás unir el blog de tu tienda online al <text:span text:style-name="Emphasis">ecommerce</text:span>. De esta forma, los productos de tu empresa estarán enlazados a contenidos de interés para el cliente. Una manera de dar un valor añadido a tu actividad comercial. Al mismo tiempo, te ahorrarás tiempo en responder a preguntas <text:soft-page-break/>sobre determinados artículos de tu tienda. Con esta información casi todas las dudas de tus clientes desaparecerán de inmediato.</text:p>
      <text:h text:style-name="Heading_20_3" text:outline-level="3">4.- Módulo SEO Manager</text:h>
      <text:p text:style-name="Text_20_body">Genera las meta etiquetas de tu sitio online fácilmente y en un solo clic. Un paso importante para lograr posicionar tu tienda de forma natural en los diferentes motores de búsqueda. Con este módulo será mucho más fácil que los usuarios te encuentren.</text:p>
      <text:p text:style-name="Text_20_body">Toda una plataforma online gratuita y lista para ser instalada. ¿Qué te pare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0:49:11.940333134</meta:creation-date>
    <dc:date>2018-10-11T08:23:14.288879145</dc:date>
    <meta:editing-duration>PT21M33S</meta:editing-duration>
    <meta:editing-cycles>3</meta:editing-cycles>
    <meta:generator>LibreOffice/6.0.3.2$Linux_X86_64 LibreOffice_project/00m0$Build-2</meta:generator>
    <meta:document-statistic meta:table-count="0" meta:image-count="0" meta:object-count="0" meta:page-count="3" meta:paragraph-count="38" meta:word-count="1026" meta:character-count="6495" meta:non-whitespace-character-count="5501"/>
  </office:meta>
</office:document-meta>
</file>